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style:style>
    <style:style style:name="P2" style:family="paragraph" style:parent-style-name="Standard">
      <style:paragraph-properties fo:line-height="150%">
        <style:tab-stops/>
      </style:paragraph-properties>
      <style:text-properties fo:language="pt" fo:country="PT"/>
    </style:style>
    <style:style style:name="P3" style:family="paragraph" style:parent-style-name="Standard">
      <style:paragraph-properties fo:line-height="150%"/>
      <style:text-properties fo:language="pt" fo:country="PT" fo:background-color="#ffff00"/>
    </style:style>
    <style:style style:name="P4" style:family="paragraph" style:parent-style-name="Standard">
      <style:paragraph-properties fo:line-height="150%"/>
      <style:text-properties fo:language="pt" fo:country="PT"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íodo sabático</text:p>
      <text:p text:style-name="P1"/>
      <text:p text:style-name="P1">O ano de 2012 ia a meio. Regressava eu das férias de verão em família na costa leste de Rondóvia, quando tiveram lugar os acontecimentos que seguidamente irei relatar.</text:p>
      <text:p text:style-name="P1"/>
      <text:p text:style-name="P1">A tarde começava a definhar rumo ao ocaso na altura em que fazíamos a travessia das serras que separam Rondóvia do condado da Caledónia do sul, aquele labirinto descampado de montes e vales a perder de vista onde, digo eu, muita coisa de anormal e de ilícito deve acontecer, longe de tudo e de todos. Só tenho penha dos pobres coitados que por ali habitam, tipo eremitas perdidos no tempo, ainda mais agora que descobri o que por aquelas bandas acontece. Tráfico de humanos! Ah pois é meus amigos, isso mesmo, leram bem com todas as letras e todos os acentos no devido lugar. Tráfico de humanos. Mas não do tipo normal a que a humanidade infelizmente nos habituou. Falo de tráfico de humanos para alimentar vampiros esfomeados. Não acreditam? Então deixem-me começar a história pelo início. Agora que já levaram de chapa com a revelação inédita resta-me pormenorizar como tudo se passou.</text:p>
      <text:p text:style-name="P1"/>
      <text:p text:style-name="P1">- Olha ali aquela poça enorme de sangue no meio da estrada! - Exclamou a minha mulher, mal acabara de desfazer a centésima terceira curva e contracurva desde que pegara ao volante. Foi com esta frase que tudo começou. De facto havia algo de estranho ali. Uma montanha de sangue estendida sobre o asfalto deixa qualquer um intrigado. Olhei em redor em busca de um carro acidentado ou de alguém despejado na berma da estrada mas nada disso vi. <text:s/>A mancha era grande demais para que simplesmente virasse costas e seguisse o meu caminho. Encostei para o lado e decidi ver o que era aquela poça avermelhada. Nem a minha mulher nem os meus filhos desceram do carro. E eu só o consegui por ser demasiado teimoso pois a minha cara-metade bem que ralhou comigo para que eu não ousasse sair do veículo, pois podia tratar-se de uma armadilha, vá-se lá saber o quê, como, quem ou o porquê de tal coisa. Mas não a censuro, com tanta coisa que hoje em dia se vê e ouve na televisão já nada surpreende ninguém. Mas não... Não se passou rigorosamente nada. Ninguém saltou do silvado para me espancar, roubar, ou fazer coisa pior...</text:p>
      <text:p text:style-name="P1"/>
      <text:p text:style-name="P1">Durante uns largos três ou quatro minutos examinei a poça de sangue da qual fiquei sem dúvidas de ser humano, e a berma do alcatrão com toda a minúcia. Foi precisamente aí o único sítio onde encontrei provas de que os vampiros andavam mesmo por aquela zona. E que provas! Encontrei um pedaço de vestido com pouco mais de um palmo de comprimento embrulhado nos espinhos de uma silva, uma réstia de uma veste branca e rosa manchada de vermelho que me fez lembrar algo e alguém que eu conhecera outrora, há muitos muitos anos atrás, quando pouco mais era do que um <text:soft-page-break/>aprendiz de caçador de vampiros, quando ainda cometia imensos disparates. Agachei-me e apanhei-o. E o que havia de familiar e conhecido naquele pedaço de tecido talvez fosse mesmo o expoente máximo dessa minha estúpida imaturidade de outrora. Não era apenas a cor ou a textura do tecido que me avivava aquelas memórias do passado, era sobretudo o odor, aquele cheiro característico e inconfundível que nunca esquecerei por mais anos que viva. O perfume de quem um dia pensei que podia amar... o cheiro de Valeria.</text:p>
      <text:p text:style-name="P1"/>
      <text:p text:style-name="P1">Os meus fantasmas do passado regressavam para me assombrar. Não apenas as recordações de Valeria mas sobretudo as memórias de um caçador de vampiros actualmente em pré-reforma. Eu agora tinha família e há muito que deixara de me considerar uma caçador a tempo inteiro, no verdadeiro sentido da palavra. Manter uma vida secreta de conflito com as trevas não era fácil, mas manter uma família segura muito menos, por isso hoje em dia raramente procurava vampiros. O cantinho da zona interior da Caledónia para onde tínhamos ido morar era zona limpa de monstros chupadores de sangue, modéstia à parte muito graças a mim e ao meu trabalho, claro está, e há quase dois anos e meio que não via um vampiro a sério por perto (digo a sério porque há alguns coitados que ficam assim como que a meio da metamorfose e não os enquadro nessa categoria). Tudo isto me terá aguçado a vontade de regressar às origens, quando mais não fosse por uma última vez antes de abandonar definitivamente o activo, algo que pensava fazer a curto ou médio prazo. Na realidade não sei se era o desejo de voltar à caça ou somente o anseio de saber o que acontecera a Valeria. Já lá vão quase oito anos. Da última vez que nos cruzámos naquele cemitério esburacado ela salvou-me a vida. Admito e agradeço-lhe isso. Se assim não fosse não teria tido a vida que depois conquistei. Nunca teria conhecido a minha mulher nem teria tido os dois filhos que adoro. O problema é que eu nunca deveria tê-la poupado em primeiro lugar. Por mais linda que fosse era uma vampira e como tal deveria tê-la matado à primeira oportunidade. Quantas mais pessoas terão perdido a vida nestes anos todos por causa desse meu ataque de compaixão (e paixão) ?... Esta é uma pergunta para a qual nunca encontrarei resposta e uma cruz que carregarei até ao fim dos meus dias...</text:p>
      <text:p text:style-name="P1"/>
      <text:p text:style-name="P1">Regressei para junto dos meus amados aos quais nenhuma novidade acrescentei. Se bem me recordo acho que as minhas palavras para com eles foram apenas; “- Não vi nada. Deve ter sido um animal atropelado ou isso... mas não vi nada”. Seguimos viagem como se nada se tivesse passado embora na minha mente se perfilasse o desejo de voltar àquele lugar. </text:p>
      <text:p text:style-name="P1"/>
      <text:p text:style-name="P1">Aproveitei um fim de semana em que a minha mulher e as crianças tinham ido visitar os avós e <text:s/>viajei até àquelas zonas costeiras onde me reencontrara com o passado perdido. Cheguei já de noite, <text:soft-page-break/>altura em que os vampiros saem dos esconderijos onde se refugiam da assustadora luz do sol. Digo isto como se vocês não o soubessem já, mas pronto... nunca é demais relembrar alguma mente que possa ter memória de peixe.</text:p>
      <text:p text:style-name="P1"/>
      <text:p text:style-name="P1">Nas últimas semanas por várias vezes aquelas serras depenadas de arvoredo foram motivo de reportagem nos blocos noticiosos. Segundo relatavam os populares andaria por ali uma matilha de cães selvagens a atacar o gado doméstico. Esta era a crença popular. Era comum os pastores encontrarem animais mortos espalhados pelas serras, completamente destroçados. Quanto aos referidos cães ninguém os vira propriamente, os relatos das pseudo-testemunhas mencionavam apenas os grunhires e os uivares dos animais e pouco mais. Coitados! Eu cá tenho outra opinião sobre o tipo de criaturas que por aqui anda. Os vampiros são uma espécie extremamente astuta, bem mais espertos do que a grande maioria dos humanos. Se não fosse por aqueles que como eu se dedicam a controlar a sua população em poucas dezenas de anos seriam certamente a espécie dominante no planeta. As massas pensam que existem por aqui matilhas de cães vadios e selvagens, mas eu estou convicto que o que temos aqui são demónios chupadores de sangue. Isto faz-me lembrar aquela história que há uns anos surgiu na televisão. Alguém se lembra da lenda do “<text:span text:style-name="T1">chupa-cabras</text:span>” no México? Onde os animais apareciam mortos, com marcas no pescoço, alegadamente por uma desconhecida espécie de morcego vampiro? Tratava-se de vampiros sim, mas dos verdadeiros, não de uma qualquer espécie esquisita de mamífero com asas. As autoridades locais abafaram o caso que se foi esvaziando a ele próprio com o passar do tempo, mas nem todos foram carneirinhos crentes da explicação oficial. Na nossa comunidade de vigilantes, <text:s/>acreditava-se que os vampiros estariam praticamente extintos no continente Americano desde o início do século. O meu bisavô participara da última grande expedição que os dera como extintos, ou quase... Creio que “controlados” será porventura o termo mais apropriado. Os poucos sobreviventes isolados ter-se-ão mais tarde recomposto e formado novos clãs, permanecendo escondidos até que atingiram um número que os levou a sair das suas tocas, não sei se por escassez de alimento ou porque acharam que já eram mais do que suficientes para assumirem o nosso lugar no planeta. Estes incidentes na América do sul foram o despoletar de uma nova época. Desde então têm-se espalhado pelos quatro cantos do mundo sem dar nas vistas. Foi assim que cá chegaram. O pior é que poucos sabem disso...</text:p>
      <text:p text:style-name="P1"/>
      <text:p text:style-name="P1">A minha lanterna especial de ultravioletas ajudara-me a detectar um ténue rasto de sangue num estreito carreiro de terra...Segui-lo.</text:p>
      <text:p text:style-name="P1"/>
      <text:p text:style-name="P2">Durante quase quatro horas vaguei solitário por aquelas brenhas escuras e sombrias onde mil e um ruídos nocturnos amedrontam de morte qualquer um. Eu não sou propriamente um valente, também <text:soft-page-break/>tenho receio de muita coisa, mas barulhos de animais no breu da noite nunca foi algo que me assustasse por aí além. A não ser que seja o grunhir de um grupo de vampiros em redor de uma velha casota <text:s/>serrana de onde saem acorrentados em fila indiana três homens e uma mulher. Pelo menos é o que consigo perceber a esta distância. A presença envergonhada de uma pequena lareira não me deixa vislumbrar melhor que isto. Por fim encontro o que procurava, e mais... Tento aproximar-me mais um pouco sem que faça o mínimo ruído, coisa praticamente impossível quando debaixo dos meus pés os galhos secos sofrem esmagamentos atrozes que não consigo controlar ou evitar. Felizmente para mim o vento sopra na minha direcção, o que faz com que o barulho se dissipe para longe e o meu odor se disperse para onde não pode ser cheirado. Os quatro desgraçados aparentam ser estrangeiros, provavelmente emigrantes ilegais dos quais ninguém tem registo ou acha falta... Valeria é efectivamente parte deste grupo. Impressionante como não envelheceu uma única ruga numa década inteira. Ao todo vejo um grupo de cinco vampiros e quatro pessoas feitas prisioneiras. Um a um são amarrados a um velho tronco erecto que me faz lembrar um totem das antigas tribos índias da América do norte. Um de cada vez enquanto os restantes são forçados a testemunhar o que o futuro imediato lhes reserva.... Mas muito provavelmente eles até poderão já o saber, calculo que devam estar nisto há várias noites.... pois noto nos troncos desnudos de dois dos homens e na coxa por debaixo do vestido esfarrapado da mulher, marcas de dentadas e feridas abertas por cicatrizar. Aguardo um pouco mais e logo tenho a confirmação da minha suspeita. Um a um os sujeitos são amarrados e logo de seguida sugados por aquele quinteto de sanguessugas que igualmente se reveza entre si. Valéria é primeira a cravar a sua boca nos braços da cobaia número um. Sendo a primeira a alimentar-se significa que é ela a líder deste grupo. Ninguém grita. Ninguém geme. Ninguém consegue fazer nada porque estão igualmente amordaçados. A única coisa que conseguem fazer é sofrer a cada dentada infligida que lhes retira um pouco do ser. A mulher foi o terceiro prato a ser servido. Perde os sentidos a meio do festim mas nem por isso a deixam em paz, não enquanto todos não beberam dela. Em menos de uma hora o banquete tem o seu fim. As feridas mais violentas são tratadas de imediato, isto para evitar que os seus hóspedes morram cedo demais, presumo. O propósito deve ser mantê-los vivos o máximo de tempo possível para assim poderem servir de refeição uma e outra vez, provavelmente até que se registe uma nova entrega. Quando os seus ratos de laboratório perecem e não conseguem mais humanos deve ser quando exterminam os animais que o povo encontra. A minha vontade é decapitar já aquelas bestas mas logro conter os meus instintos. Eles são cinco e eu sou só um. Se ainda estou vivo ao fim de 40 anos é porque nunca me armei em herói. Além do mais acabaram de se alimentar com sangue fresco, as suas capacidades e os seus sentidos estão ao rubro. Enfrentá-los agora seria suicídio. Tenho tempo. Não preciso de me precipitar. Vou esperar que o dia nasça e aí a vantagem será só minha. Matá-los vai ser fácil nessa altura. Vou esperar... vou esperar mas de olho bem aberto. Adormecer está fora de <text:soft-page-break/>questão, custe o que custar... São só mais cinco horas...</text:p>
      <text:p text:style-name="P1"/>
      <text:p text:style-name="P1">Adormeci durante vinte minutos, cerca de três horas depois da minha última observação. Felizmente não se passou nada. Esperarei pela chegada dos primeiros raios de sol. Ouço vozes dentro da casa. Um vampiro sai à rua e parece estar a falar ao telemóvel. Dá um salto para cima de um rochedo pontiagudo e fica a olhar na minha direcção. Será que me descobriram?... Será que ele me consegue ver dali?... Fico imobilizado e por instinto sustenho a respiração... Aguento quase um minuto... Começo a ouvir um ruído de motor por detrás de mim. Afinal não me viram, simplesmente esperam visitas... A uns duzentos ou trezentos metros aproxima-se uma furgoneta que de luzes apagadas sulca uma velha estrada de terra que conduz até ao monte. Não estarei a mais de três ou quatro metros do ponto em que ela passa mais próximo de mim... Os dois lugares da frente seguem ocupados. O facto de não circularem de luzes ligadas jogou a meu favor neste caso. Passam-me ao lado sem que me descubram a figura. O tipo que estava no alto da rocha desce de um pulo e apressa-se a recebê-los. Valeria sai do esconderijo e logo depois sai um outro gajo atrás dela. Os três reúnem-se com o condutor e o seu companheiro de viagem e depois de se cumprimentarem efusivamente dirigem-se à parte de trás da camioneta. Abrem a porta e o que vejo deixa-me boquiaberto. Um carregamento. Na carrinha, a qual me apercebo agora ser de caixa frigorifica, viaja um novo lote de humanos, três para ser mais exacto. Dois de raça negra e um asiático. Não estão acorrentados ou amordaçados pois no estado de letargia em que parecem encontrar-se não constituem ameaça para ninguém, muito menos para um grupo de vampiros. Estarão muito perto da hipotermia com certeza. Dependurados do tecto viajam ainda alguns sacos de colheita de sangue bem abastecidos. Valéria retira ela própria os mesmos. O trio é levado em braços para dentro da casa onde certamente se juntará aos outros. Dá-se uma troca. A mulher que estava na casa é trazida para fora e enfiada na câmara frigorifica, despejada como um vulgar saco de batatas. Não é que ela se importe, pelo que percebo da conversa já está morta, o objectivo é tão somente fazê-la desaparecer sem rasto. Além de fornecerem alimento fresco os motoristas da dita furgoneta funcionam também como agentes de limpeza. Como o fazem não sei nem quero saber. Tenho tanto nojo de pensar nisso que nem me atrevo a gastar o meu tempo a imaginá-lo. <text:s/>O que me deixa mais atónito é o facto de vê-los a serem pagos em dinheiro. Quiçá nem sequer são vampiros e sim humanos mercenários. Minutos depois a furgoneta fazia-se à estrada no sentido inverso. Tudo volta a ficar estranhamente calmo até ao romper da madrugada.</text:p>
      <text:p text:style-name="P1"/>
      <text:p text:style-name="P1">Quando a bola de sol alaranjada rompe por completo no horizonte decido avançar... A primeira coisa que faço é arrombar a porta da entrada. O estrondo deve ter acordado toda a gente dentro da casa, humanos e não humanos, contudo apenas os segundos começam a insurgir-se na minha <text:soft-page-break/>direcção. A luta começa. O meu fiel amigo, o meu sabre banhado a prata volta a desferir golpes certeiros, feliz por voltar ao activo, tal como nos bons velhos tempos. Os primeiros raios de luz começam a passar a zona da soleira e tornam-se a minha vantagem. No calor da luta consigo quebrar uma janela orientada ao nascente. Um jacto forte de luz e partículas em suspensão fura veloz pelo meio da sala e alia-se a mim. Ao serem atingidos pelo calor do sol o meus inimigos contorcem-se com dores...baixam a guarda e eu tiro partido disso. Decepo o primeiro, corto os braços ao segundo e as pernas ao terceiro e também a estes dois separo o cabeça do tronco pois de outra forma não pereceriam. Faltam Valeria e outro pulha que não demorou a aparecer. Este é diferente, tem a pele como que queimada, com as veias negras salientes e as orelhas mais alongadas que o normal. Feio até dizer chega! Os diários do meu bisavô já falavam deles, embora nunca me tenha cruzado com nenhum antes. Uma variante mutante. São muito raros, diz-se que são resultado de mutações genéticas descontroladas, geradas por incompatibilidades sanguíneas graves entre o mordedor original e a vítima, as quais resultam nesta aberração depois da transformação. É rápido como um raio, esquivando-se com relativa facilidade aos meus primeiros golpes. No calor da luta julgo ouvir gritos de socorro e pedidos de ajuda de quem está preso, numa das divisões adjacentes. O monstro de casaco negro salta para a parede lateral onde se impulsiona com os pés para rodopiar sobre a minha cabeça, no trajecto desfere-me uma pegada no braço e faz-se soltar a arma. De seguida pontapeia-me de novo com afinco no peito e atira-me de costas contra uma cadeira e uma mesa de madeira que o peso do meu corpo racha em duas. A dor é excruciante. Fico tombado no chão sobre um amontoado de tábuas, e é dessa posição que pelo canto do olho vejo entrar a bela vampira na habitação. O seu rosto iluminado e quase perfeito desfigura-se quando a testa se franze e os caninos fogem das gengivas. Os seus olhos parecem arder de raiva. Durante um instante quase que me esquecia do meliante que salta agora para junto dos meus pés. Deita-me as mãos ao colarinho e tenta pujar-me para si, escancarando as mandíbulas... É então que lhe desfiro o golpe fatal, enterrado-lhe uma perna lascada da cadeira partida no céu da boca. Com as duas mãos empurro o pau com toda a força até vê-lo romper pela parte de trás da nuca. Levanto-me o mais rápido que posso e firmo a sola do sapato no seu peito. Empurro. Consigo livrar-me do seu corpo pesado ao mesmo tempo que recupero a minha arma de circunstância. Mas não me consigo livrar do destino... Sinto umas mãos fortes a segurarem-me por detrás, <text:s/>na zona do trapézio, e depois um doloroso cravar de dentes na carne estaladiça do pescoço. Valéria!!!... A puta mordeu-me! Num último reunir de forças lanço os braços para trás e consigo cravar-lhe a estaca na testa. Ela ruge de aflição e tira-me as mãos de cima por um momento. Corro lançado sobre ela e agarro-a pela cintura, atirando-a para a zona da soleira da porta da rua. Nesta altura a luz do sol está uns bons dois metros dentro de casa. Rebolo para o lado e fico a vê-la morrer. Fico a vê-la desfazer-se em chamas que dão lugar a cinzas em poucos segundos. Pelo meio o seu corpo derrete-se como o faz a parafina de <text:soft-page-break/>uma vela. É o fim de Valéria. Para mim é apenas o começo, o começo de uma vida diferente, uma vida de morte. Tenho ainda algumas horas até a transformação se iniciar. Por agora vou ajudar estes desgraçados, depois logo se vê. Uma coisa é certa, nunca mais voltarei a estar com a minha família. Isso é bem mais triste do que ter de viver como um vampiro. Vou escrever uma carta a contar-lhes o sucedido e depois desapareço para bem longe destas terras. Talvez me enfie num buraco qualquer. Sinto-me a desgraça de toda uma linhagem de caçadores de vampiros. Ao menos houvesse morrido de vez... Sinceramente, acho que preciso de um... </text:p>
      <text:p text:style-name="P1"/>
      <text:p text:style-name="P1"><text:span text:style-name="T3">Período sabático!</text:span> <text:s text:c="2"/></text:p>
      <text:p text:style-name="P1"/>
      <text:p text:style-name="P1"><text:s/><text:span text:style-name="T2">são aqueles que são puros-sangue, descendentes directos de linhagem vampira, ao contrário daqueles que se transformam porque são mordidos no sítio certo.</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7:03:16</meta:creation-date>
    <meta:generator>OpenOffice/4.0.1$Unix OpenOffice.org_project/401m5$Build-9714</meta:generator>
    <dc:date>2015-02-28T00:00:52</dc:date>
    <meta:editing-duration>PT1H32M7S</meta:editing-duration>
    <meta:editing-cycles>42</meta:editing-cycles>
    <dc:creator>Paulo Cristo</dc:creator>
    <meta:document-statistic meta:table-count="0" meta:image-count="0" meta:object-count="0" meta:page-count="7" meta:paragraph-count="15" meta:word-count="3306" meta:character-count="19032"/>
  </office:meta>
</office:document-meta>
</file>